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6"/></text:span></text:p>
          </table:table-cell>
          <table:table-cell table:style-name="Tabla1.B2" office:value-type="string">
            <text:p text:style-name="P60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o.mapped('payment_ids.check_ids').sorted(key=lambda r:r.payment_date or r.issue_date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4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38"/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3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38"/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0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3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3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22T09:51:45.762237730</dc:date>
    <meta:editing-duration>P2DT14H20M38S</meta:editing-duration>
    <meta:editing-cycles>558</meta:editing-cycles>
    <meta:generator>LibreOffice/6.0.7.3$Linux_X86_64 LibreOffice_project/00m0$Build-3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